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3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4" style:family="paragraph" style:parent-style-name="Text_20_body">
      <style:text-properties officeooo:paragraph-rsid="16cfedf3"/>
    </style:style>
    <style:style style:name="P15" style:family="paragraph" style:parent-style-name="Text_20_body">
      <style:text-properties officeooo:rsid="3adb7245" officeooo:paragraph-rsid="16cfedf3"/>
    </style:style>
    <style:style style:name="P16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7" style:family="paragraph" style:parent-style-name="Text_20_body">
      <style:text-properties officeooo:rsid="3adb7245" officeooo:paragraph-rsid="16d19975"/>
    </style:style>
    <style:style style:name="P18" style:family="paragraph" style:parent-style-name="Text_20_body">
      <style:text-properties officeooo:rsid="3a6d95a0" officeooo:paragraph-rsid="16cfedf3"/>
    </style:style>
    <style:style style:name="P19" style:family="paragraph" style:parent-style-name="Text_20_body">
      <style:text-properties officeooo:rsid="3a6d95a0" officeooo:paragraph-rsid="16d19975"/>
    </style:style>
    <style:style style:name="P20" style:family="paragraph" style:parent-style-name="Text_20_body">
      <style:text-properties officeooo:rsid="3ada9da4" officeooo:paragraph-rsid="16cfedf3"/>
    </style:style>
    <style:style style:name="P21" style:family="paragraph" style:parent-style-name="Text_20_body">
      <style:text-properties officeooo:rsid="3ada9da4" officeooo:paragraph-rsid="16d19975"/>
    </style:style>
    <style:style style:name="P22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3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4" style:family="paragraph" style:parent-style-name="Text_20_body">
      <style:text-properties officeooo:rsid="16bcf6a6" officeooo:paragraph-rsid="16bcf6a6"/>
    </style:style>
    <style:style style:name="P25" style:family="paragraph" style:parent-style-name="Text_20_body">
      <style:text-properties officeooo:rsid="16d5a7f1" officeooo:paragraph-rsid="16d5a7f1"/>
    </style:style>
    <style:style style:name="P26" style:family="paragraph" style:parent-style-name="Text_20_body">
      <style:text-properties officeooo:rsid="16d9016f" officeooo:paragraph-rsid="16d9016f"/>
    </style:style>
    <style:style style:name="P27" style:family="paragraph" style:parent-style-name="Text_20_body">
      <style:text-properties officeooo:rsid="16daf3d3" officeooo:paragraph-rsid="16daf3d3"/>
    </style:style>
    <style:style style:name="P28" style:family="paragraph" style:parent-style-name="Text_20_body">
      <style:text-properties officeooo:rsid="16de0ef5" officeooo:paragraph-rsid="16de0ef5"/>
    </style:style>
    <style:style style:name="P29" style:family="paragraph" style:parent-style-name="Text_20_body">
      <style:text-properties officeooo:rsid="16de5be7" officeooo:paragraph-rsid="16de5be7"/>
    </style:style>
    <style:style style:name="P30" style:family="paragraph" style:parent-style-name="Text_20_body">
      <style:text-properties officeooo:rsid="16de5be7" officeooo:paragraph-rsid="16e0ee99"/>
    </style:style>
    <style:style style:name="P31" style:family="paragraph" style:parent-style-name="Text_20_body">
      <style:text-properties officeooo:rsid="16e0ee99" officeooo:paragraph-rsid="16e0ee99"/>
    </style:style>
    <style:style style:name="P32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3" style:family="paragraph" style:parent-style-name="Text_20_body">
      <style:text-properties officeooo:rsid="16e5540f" officeooo:paragraph-rsid="16e5540f"/>
    </style:style>
    <style:style style:name="P34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5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6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7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38" style:family="paragraph" style:parent-style-name="Heading_20_1">
      <style:text-properties officeooo:paragraph-rsid="16ce184b"/>
    </style:style>
    <style:style style:name="P39" style:family="paragraph" style:parent-style-name="Heading_20_1">
      <style:text-properties officeooo:rsid="16bcf6a6" officeooo:paragraph-rsid="16bcf6a6"/>
    </style:style>
    <style:style style:name="P40" style:family="paragraph" style:parent-style-name="Text_20_body" style:master-page-name="Standard">
      <style:paragraph-properties style:page-number="auto"/>
      <style:text-properties officeooo:paragraph-rsid="16cfedf3"/>
    </style:style>
    <style:style style:name="P41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2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4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5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6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7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8" style:family="paragraph" style:parent-style-name="Text_20_body">
      <style:text-properties officeooo:paragraph-rsid="16cfedf3"/>
    </style:style>
    <style:style style:name="P49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50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51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2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3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54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5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6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7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8" style:family="paragraph" style:parent-style-name="Text_20_body">
      <style:text-properties officeooo:rsid="3adb7245" officeooo:paragraph-rsid="16cfedf3"/>
    </style:style>
    <style:style style:name="P59" style:family="paragraph" style:parent-style-name="Text_20_body">
      <style:text-properties officeooo:rsid="1705ad98" officeooo:paragraph-rsid="1705ad98"/>
    </style:style>
    <style:style style:name="P60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61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62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63" style:family="paragraph" style:parent-style-name="Text_20_body">
      <style:paragraph-properties fo:text-align="start" style:justify-single-word="false"/>
      <style:text-properties officeooo:rsid="16be7978" officeooo:paragraph-rsid="16ce184b"/>
    </style:style>
    <style:style style:name="P64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65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6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7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8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9" style:family="paragraph" style:parent-style-name="Text_20_body">
      <style:text-properties officeooo:rsid="170b13dd" officeooo:paragraph-rsid="170b13dd"/>
    </style:style>
    <style:style style:name="P70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71" style:family="paragraph" style:parent-style-name="Text_20_body">
      <style:paragraph-properties fo:text-align="start" style:justify-single-word="false"/>
      <style:text-properties officeooo:paragraph-rsid="171de657"/>
    </style:style>
    <style:style style:name="P72" style:family="paragraph" style:parent-style-name="Text_20_body">
      <style:paragraph-properties fo:text-align="start" style:justify-single-word="false"/>
      <style:text-properties officeooo:paragraph-rsid="16eccd50"/>
    </style:style>
    <style:style style:name="P73" style:family="paragraph" style:parent-style-name="Text_20_body">
      <style:paragraph-properties fo:text-align="start" style:justify-single-word="false"/>
      <style:text-properties officeooo:paragraph-rsid="17307886"/>
    </style:style>
    <style:style style:name="P74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75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76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7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8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9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80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81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82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83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84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85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86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87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88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89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90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91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92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93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94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95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96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97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98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99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100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101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102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103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104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105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106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107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108" style:family="paragraph" style:parent-style-name="Text_20_body">
      <style:paragraph-properties fo:text-align="start" style:justify-single-word="false"/>
      <style:text-properties officeooo:rsid="1729e6a2" officeooo:paragraph-rsid="1729e6a2"/>
    </style:style>
    <style:style style:name="P109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110" style:family="paragraph" style:parent-style-name="Text_20_body">
      <style:paragraph-properties fo:text-align="start" style:justify-single-word="false"/>
      <style:text-properties officeooo:rsid="172cf2be" officeooo:paragraph-rsid="172cf2be"/>
    </style:style>
    <style:style style:name="P111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12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113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114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115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16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17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8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19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20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21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22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23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24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25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26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27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28" style:family="paragraph" style:parent-style-name="Text_20_body">
      <style:paragraph-properties fo:text-align="start" style:justify-single-word="false"/>
      <style:text-properties officeooo:rsid="173a12e5" officeooo:paragraph-rsid="173a12e5"/>
    </style:style>
    <style:style style:name="P129" style:family="paragraph" style:parent-style-name="Text_20_body">
      <style:paragraph-properties fo:text-align="start" style:justify-single-word="false"/>
      <style:text-properties officeooo:rsid="173bc0a1" officeooo:paragraph-rsid="173bc0a1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4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4"/>
      <text:p text:style-name="P28">TODO: <text:span text:style-name="T25">Era Solren </text:span>(otevírací formule magické truhly v Opuštěné pevnosti) (věčnost cosi): <text:span text:style-name="T37">Patach tevah (truhlo, otevři se!)</text:span></text:p>
      <text:p text:style-name="P14"/>
      <text:p text:style-name="P18">TODO (kouzlené formule):</text:p>
      <text:p text:style-name="P18">Ohnivá <text:span text:style-name="T15">střela</text:span>: <text:span text:style-name="T16">Eš (oheň) týl (střela)</text:span></text:p>
      <text:p text:style-name="P20">Kulový blesk: <text:span text:style-name="T16">Nešef (koule) bárak</text:span></text:p>
      <text:p text:style-name="P20">Pomalý pád: <text:span text:style-name="T17">Itij (pomalý) mapal (pád)</text:span></text:p>
      <text:p text:style-name="P20">Přenos myšlenek: <text:span text:style-name="T18">Hávarah (transfer) chašav (thought)</text:span></text:p>
      <text:p text:style-name="P14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0">Uzdrav zranění: <text:span text:style-name="T19">Hivrij (heal, cure) petza (wound) </text:span></text:p>
      <text:p text:style-name="P15">Výboj (to je nejspíš černý blesk, ale whatever): <text:span text:style-name="T19">Šichrur</text:span></text:p>
      <text:p text:style-name="P15">Vzplanutí: <text:span text:style-name="T12">Kvidžah</text:span></text:p>
      <text:p text:style-name="P59"><text:span text:style-name="T12">P</text:span><text:span text:style-name="T11">rotoplasma: Makor (zdroj) refeš (sliz)</text:span></text:p>
      <text:h text:style-name="Heading_20_1" text:outline-level="1">Množné číslo</text:h>
      <text:p text:style-name="P69"><text:span text:style-name="T11">- přidat na konec slova -im. (Ot je písmeno nebo runa, otim jsou runy).</text:span></text:p>
      <text:p text:style-name="P69"><text:span text:style-name="T11">(Tohle asi v hebrejštině funguje jen pro podstatná jména ženského rodu, ale to asi nebudu řešit)</text:span></text:p>
      <text:h text:style-name="P38" text:outline-level="1">Slovník</text:h>
      <text:p text:style-name="P43">Blesk – <text:span text:style-name="T20">Bárak</text:span></text:p>
      <text:p text:style-name="P120">Bouře – Sufah</text:p>
      <text:p text:style-name="P45">Beranidlo – Zelokvah</text:p>
      <text:p text:style-name="P96">Bílý – Lavan</text:p>
      <text:p text:style-name="P73"><text:span text:style-name="T51">Čepel – </text:span><text:span text:style-name="T46">T</text:span><text:span text:style-name="T47">araf</text:span></text:p>
      <text:p text:style-name="P66">Dech – <text:span text:style-name="T36">Nišima</text:span></text:p>
      <text:p text:style-name="P67">Detekovat – Gilah</text:p>
      <text:p text:style-name="P127">Déšť - Gešem</text:p>
      <text:p text:style-name="P92">Dlouhý – Arukh</text:p>
      <text:p text:style-name="P35">Duše – Ne<text:span text:style-name="T38">f</text:span>e<text:span text:style-name="T38">š</text:span></text:p>
      <text:p text:style-name="P80">Duplikát – Hetek</text:p>
      <text:p text:style-name="P108">Dvojník - Kefel</text:p>
      <text:p text:style-name="P41">Dýka – Pygion</text:p>
      <text:p text:style-name="P42">Dým - Ašan</text:p>
      <text:p text:style-name="P89"><text:span text:style-name="T20">Věčnost</text:span> – <text:span text:style-name="T35">Olam</text:span></text:p>
      <text:p text:style-name="P107">Had – Nachaš</text:p>
      <text:p text:style-name="P88">Hladina – Šetah</text:p>
      <text:p text:style-name="P8">Hojit, <text:span text:style-name="T36">Léčit</text:span> – <text:span text:style-name="T36">Efel</text:span></text:p>
      <text:p text:style-name="P87">Huňáč – </text:p>
      <text:p text:style-name="P126"><text:soft-page-break/>Hypnóza – <text:span text:style-name="T52">Hipnut</text:span></text:p>
      <text:p text:style-name="P88">Chůze – Halijkah</text:p>
      <text:p text:style-name="P71"><text:span text:style-name="T42">I</text:span><text:span text:style-name="T43">luze</text:span><text:span text:style-name="T49"> – Ašlajah</text:span></text:p>
      <text:p text:style-name="P35">Jasný – Zoher</text:p>
      <text:p text:style-name="P5">Jed – <text:span text:style-name="T34">Eres</text:span></text:p>
      <text:p text:style-name="P44">Koule – <text:span text:style-name="T16">Nešef</text:span></text:p>
      <text:p text:style-name="P103">Kouzlo – Kišuf</text:p>
      <text:p text:style-name="P54">Král – Melech</text:p>
      <text:p text:style-name="P55">Krev – Dam</text:p>
      <text:p text:style-name="P93">Lazebník – Sapar</text:p>
      <text:p text:style-name="P106">Lano – Ševel</text:p>
      <text:p text:style-name="P98">Led – Kerach</text:p>
      <text:p text:style-name="P66">Lektvar – <text:span text:style-name="T24">Miškal</text:span></text:p>
      <text:p text:style-name="P99">Levitace – Rišef</text:p>
      <text:p text:style-name="P49">Léčit, <text:span text:style-name="T36">Hojit</text:span> – Efel</text:p>
      <text:p text:style-name="P50">Magie – Kesem</text:p>
      <text:p text:style-name="P50">Magický – Kasum</text:p>
      <text:p text:style-name="P124">Mimoprostor – Míver chalal</text:p>
      <text:p text:style-name="P114">Minulost – Avar</text:p>
      <text:p text:style-name="P115">Mistr – Adon</text:p>
      <text:p text:style-name="P119">Mrak – Anan</text:p>
      <text:p text:style-name="P116"><text:soft-page-break/>Mráz – Karah</text:p>
      <text:p text:style-name="P75">Myšlenka – <text:span text:style-name="T21">Chašav</text:span></text:p>
      <text:p text:style-name="P97">Najít – Matza</text:p>
      <text:p text:style-name="P129">Návrat - Hašavah</text:p>
      <text:p text:style-name="P63">Nechť – </text:p>
      <text:p text:style-name="P62">Neviditelnost – Ij ryjut</text:p>
      <text:p text:style-name="P46">Očarování – <text:span text:style-name="T33">Kesem</text:span></text:p>
      <text:p text:style-name="P47">Oblouk – Kešet</text:p>
      <text:p text:style-name="P11">Oheň – <text:span text:style-name="T20">Eš</text:span></text:p>
      <text:p text:style-name="P12">Ochrana – <text:span text:style-name="T32">Haganah</text:span></text:p>
      <text:p text:style-name="P85">Oko – Aijin</text:p>
      <text:p text:style-name="P74">Otevřít – Patach</text:p>
      <text:p text:style-name="P70">Oslnivý – Misanver</text:p>
      <text:p text:style-name="P77">Pamatuj – Zakhar</text:p>
      <text:p text:style-name="P90">Paralýza – Šituk</text:p>
      <text:p text:style-name="P105">Past – Peh</text:p>
      <text:p text:style-name="P32">Paže – Zroa</text:p>
      <text:p text:style-name="P22">Pád – Mapal</text:p>
      <text:p text:style-name="P37">Pes – Naval</text:p>
      <text:p text:style-name="P111">Podoba – Chazut</text:p>
      <text:p text:style-name="P101">Pomalý – <text:span text:style-name="T21">Itij</text:span></text:p>
      <text:p text:style-name="P128"><text:soft-page-break/>Portál - Šár</text:p>
      <text:p text:style-name="P110">Proměna (metamorfóza) – *Šinuj tzurah*</text:p>
      <text:p text:style-name="P102">Proti (předpona) – Neged</text:p>
      <text:p text:style-name="P123">Prostor – Chalal</text:p>
      <text:p text:style-name="P75">Přenos – <text:span text:style-name="T18">Hávarah</text:span></text:p>
      <text:p text:style-name="P94">Přelud – Ašlajah</text:p>
      <text:p text:style-name="P76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2">Ru<text:span text:style-name="T3">ka</text:span> – <text:span text:style-name="T28">Jad</text:span></text:p>
      <text:p text:style-name="P65">Runa – Ot</text:p>
      <text:p text:style-name="P68">Runy – Otim</text:p>
      <text:p text:style-name="P12">Rukavice – <text:span text:style-name="T29">Kfafa</text:span></text:p>
      <text:p text:style-name="P9">Řád – <text:span text:style-name="T23">Mištar</text:span></text:p>
      <text:p text:style-name="P56">Silný – Chazak</text:p>
      <text:p text:style-name="P57">Sliz – Refeš</text:p>
      <text:p text:style-name="P125">Sledování - Gišuš</text:p>
      <text:p text:style-name="P117">Sluha – Mešaret</text:p>
      <text:p text:style-name="P118">Smrt – Mavet</text:p>
      <text:p text:style-name="P34">Sochař - Pasal</text:p>
      <text:p text:style-name="P82"><text:span text:style-name="T8">S</text:span>oustředit – </text:p>
      <text:p text:style-name="P83"><text:soft-page-break/>Spánek - Šenah</text:p>
      <text:p text:style-name="P36">Srst – </text:p>
      <text:p text:style-name="P37">Strážce – Haganah</text:p>
      <text:p text:style-name="P81">Stvořit – <text:s/><text:span text:style-name="T48">Jatzar</text:span></text:p>
      <text:p text:style-name="P60">Střela – Týl</text:p>
      <text:p text:style-name="P61">Sugesce – Hašáh</text:p>
      <text:p text:style-name="P52">Světlo – <text:span text:style-name="T21">Ór</text:span></text:p>
      <text:p text:style-name="P50">Štít – Magen</text:p>
      <text:p text:style-name="P100">Ticho – Šeket</text:p>
      <text:p text:style-name="P84">Tlampač – Ramkol</text:p>
      <text:p text:style-name="P121">Tento, tyto – <text:span text:style-name="T22">Hazat</text:span></text:p>
      <text:p text:style-name="P122">Torna – Sak</text:p>
      <text:p text:style-name="P74">Truhla – Tevah</text:p>
      <text:p text:style-name="P91">Tříšť – Ketim</text:p>
      <text:p text:style-name="P109">Úder – Nagaf</text:p>
      <text:p text:style-name="P91">Úlomek – Keta</text:p>
      <text:p text:style-name="P37">Věrný – Medujak</text:p>
      <text:p text:style-name="P113">Vize – Chazon</text:p>
      <text:p text:style-name="P78">Zapomeň – Šakhah</text:p>
      <text:p text:style-name="P70">Zář – Lehavah</text:p>
      <text:p text:style-name="P51">Zdroj – Makor</text:p>
      <text:p text:style-name="P62"><text:soft-page-break/>Zbroj – Shirion</text:p>
      <text:p text:style-name="P112">Změna – Šinah</text:p>
      <text:p text:style-name="P72"><text:span text:style-name="T50">Zranění – Pe</text:span><text:span text:style-name="T44">t</text:span><text:span text:style-name="T45">z</text:span><text:span text:style-name="T50">a</text:span></text:p>
      <text:p text:style-name="P104">Zlomit – Šavar</text:p>
      <text:p text:style-name="P95">Zvuk – Kol</text:p>
      <text:p text:style-name="P86">Žár – Lahat</text:p>
      <text:h text:style-name="Heading_20_1" text:outline-level="1">Formule</text:h>
      <text:p text:style-name="P19">Ohnivá <text:span text:style-name="T15">střela – Eš (oheň) týl (střela)</text:span></text:p>
      <text:p text:style-name="P21">Kulový blesk –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21">Světlo: <text:span text:style-name="T21">Ór</text:span><text:span text:style-name="T13"> (light)</text:span></text:p>
      <text:p text:style-name="P21">Uzdrav zranění: <text:span text:style-name="T33">Efel (heal) petza (wound) </text:span></text:p>
      <text:p text:style-name="P17">Výboj (to je nejspíš černý blesk, ale whatever): <text:span text:style-name="T19">Šichrur</text:span></text:p>
      <text:p text:style-name="P16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3">Lektvar regenerace – Visidiría brahen</text:p>
      <text:p text:style-name="P13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39" text:outline-level="1">Očarování</text:h>
      <text:p text:style-name="P24">Nechť tyto rukavice soustředí sílu blesku – <text:span text:style-name="T7">Ade bal belen tlana penen svůš</text:span></text:p>
      <text:h text:style-name="Heading_20_1" text:outline-level="1">Města</text:h>
      <text:p text:style-name="P25">Mištar (Řád) – hlavní město elfských říší <text:span text:style-name="T26">(původně Alondar)</text:span>.</text:p>
      <text:h text:style-name="Heading_20_1" text:outline-level="1">Elfská jména</text:h>
      <text:p text:style-name="P33">Chazak Zroa (silná paže)</text:p>
      <text:p text:style-name="P26"/>
      <text:p text:style-name="P26">Glandir (šlechtic, pán pohraniční tvrze)</text:p>
      <text:p text:style-name="P26">Ardanus (mistr duševní magie, později velmistr laboratoře)</text:p>
      <text:p text:style-name="P27">Ankert (mistr sochař)</text:p>
      <text:p text:style-name="P26">Vilinar (velitel vojsk krále Arkadara)</text:p>
      <text:p text:style-name="P26">Arkadar (král)</text:p>
      <text:p text:style-name="P28">Baholar (velmistr sochařského kolegia)</text:p>
      <text:p text:style-name="P29">Tianas (vůdc výpravy elfů do Opuštěné pevnosti) <text:span text:style-name="T27">(to asi může zůstat, nemusí mít staroeflské jméno)</text:span></text:p>
      <text:p text:style-name="P30">Leandor <text:span text:style-name="T27">(to asi může zůstat, nemusí mít staroeflské jméno)</text:span></text:p>
      <text:p text:style-name="P31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29T12:37:45.735000000</dc:date>
    <meta:print-date>2113-01-01T00:00:00</meta:print-date>
    <meta:editing-cycles>10877</meta:editing-cycles>
    <meta:editing-duration>P32DT8H30M18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3" meta:paragraph-count="166" meta:word-count="535" meta:character-count="3729" meta:non-whitespace-character-count="3225"/>
  </office:meta>
</office:document-meta>
</file>